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‚l‚r ƒSƒVƒbƒN" svg:font-family="'‚l‚r ƒSƒVƒbƒN'"/>
    <style:font-face style:name="モトヤLシータ゛3等幅" svg:font-family="モトヤLシータ゛3等幅" style:font-family-generic="modern" style:font-pitch="fixed"/>
    <style:font-face style:name="ＭＳ Ｐゴシック1" svg:font-family="'ＭＳ Ｐゴシック'" style:font-adornments="標準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start="" draw:marker-start-width="0.15cm" draw:marker-end="Symmetric_20_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線の終点_20_1" draw:marker-start-width="0.15cm" draw:marker-end="" draw:marker-end-width="0.15cm" draw:fill="none" draw:textarea-vertical-align="middle"/>
    </style:style>
    <style:style style:name="P1" style:family="paragraph">
      <style:text-properties fo:color="#000000" style:font-name="Arial2" fo:font-size="9pt" style:text-underline-style="none" fo:font-weight="normal" style:font-name-asian="‚l‚r ƒSƒVƒbƒN" style:font-size-asian="9pt" style:font-weight-asian="normal" style:font-name-complex="‚l‚r ƒSƒVƒbƒN" style:font-size-complex="9pt" style:font-weight-complex="normal"/>
    </style:style>
    <style:style style:name="P2" style:family="paragraph">
      <style:paragraph-properties fo:text-align="center"/>
      <style:text-properties fo:color="#000000" style:font-name="Arial2" fo:font-size="9pt" style:text-underline-style="none" fo:font-weight="normal" style:font-name-asian="‚l‚r ƒSƒVƒbƒN" style:font-size-asian="9pt" style:font-weight-asian="normal" style:font-name-complex="‚l‚r ƒSƒVƒbƒN" style:font-size-complex="9pt" style:font-weight-complex="normal"/>
    </style:style>
    <style:style style:name="P3" style:family="paragraph">
      <style:paragraph-properties fo:text-align="center"/>
      <style:text-properties style:font-name="Arial2"/>
    </style:style>
    <style:style style:name="T1" style:family="text">
      <style:text-properties fo:color="#000000" style:text-outline="false" style:text-line-through-style="none" fo:font-size="9pt" fo:font-style="normal" fo:text-shadow="none" style:text-underline-style="none" fo:font-weight="normal" style:letter-kerning="true" style:font-name-asian="‚l‚r ƒSƒVƒbƒN" style:font-size-asian="9pt" style:font-style-asian="normal" style:font-weight-asian="normal" style:font-name-complex="‚l‚r ƒSƒVƒbƒN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size="9pt" fo:font-style="normal" fo:text-shadow="none" style:text-underline-style="none" fo:font-weight="normal" style:letter-kerning="tru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9pt" fo:font-style="normal" fo:text-shadow="none" style:text-underline-style="none" fo:font-weight="bold" style:letter-kerning="true" style:font-name-asian="‚l‚r ƒSƒVƒbƒN" style:font-size-asian="9pt" style:font-style-asian="normal" style:font-weight-asian="bold" style:font-name-complex="‚l‚r ƒSƒVƒbƒN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size="9pt" fo:font-style="normal" fo:text-shadow="none" style:text-underline-style="none" fo:font-weight="bold" style:letter-kerning="true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cm" svg:height="1cm" svg:x="3.2cm" svg:y="2cm">
          <text:p text:style-name="P1"><text:span text:style-name="T1">qdeploy</text:span><text:span text:style-name="T2">-</text:span><text:span text:style-name="T1">maven</text:span><text:span text:style-name="T2">-</text:span><text:span text:style-name="T3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cm" svg:y1="3cm" svg:x2="5.003cm" svg:y2="13.133cm" draw:start-shape="id1" draw:start-glue-point="2" svg:d="m5000 3000v5318h3v4815" svg:viewBox="0 0 4 10134">
          <text:p/>
        </draw:connector>
        <draw:connector draw:style-name="gr2" draw:text-style-name="P3" draw:layer="layout" svg:x1="11cm" svg:y1="3cm" svg:x2="11cm" svg:y2="13.078cm" svg:d="m11000 3000v10078" svg:viewBox="0 0 1 10079">
          <text:p/>
        </draw:connector>
        <draw:line draw:style-name="gr3" draw:text-style-name="P3" draw:layer="layout" svg:x1="5.2cm" svg:y1="4cm" svg:x2="10.9cm" svg:y2="4cm">
          <text:p/>
        </draw:line>
        <draw:custom-shape draw:style-name="gr1" draw:text-style-name="P2" draw:layer="layout" svg:width="3.9cm" svg:height="1cm" svg:x="9.1cm" svg:y="2cm">
          <text:p text:style-name="P1"><text:span text:style-name="T2">qdeploy-maven-</text:span><text:span text:style-name="T4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648cm" svg:height="0.603cm" svg:x="2.5cm" svg:y="3.697cm">
          <draw:text-box>
            <text:p text:style-name="P1"><text:span text:style-name="T1">qdeploy:deploy</text:span></text:p>
          </draw:text-box>
        </draw:frame>
        <draw:frame draw:style-name="gr4" draw:text-style-name="P1" draw:layer="layout" svg:width="1.84cm" svg:height="0.603cm" svg:x="7.149cm" svg:y="3.5cm">
          <draw:text-box>
            <text:p text:style-name="P1"><text:span text:style-name="T1">jar file list</text:span></text:p>
          </draw:text-box>
        </draw:frame>
        <draw:frame draw:style-name="gr4" draw:text-style-name="P1" draw:layer="layout" svg:width="2.83cm" svg:height="0.603cm" svg:x="10.9cm" svg:y="4.2cm">
          <draw:text-box>
            <text:p text:style-name="P1"><text:span text:style-name="T1">check difference</text:span></text:p>
          </draw:text-box>
        </draw:frame>
        <draw:line draw:style-name="gr5" draw:text-style-name="P3" draw:layer="layout" svg:x1="5.2cm" svg:y1="5cm" svg:x2="10.9cm" svg:y2="5cm">
          <text:p/>
        </draw:line>
        <draw:frame draw:style-name="gr4" draw:text-style-name="P1" draw:layer="layout" svg:width="2.001cm" svg:height="0.603cm" svg:x="7.049cm" svg:y="4.5cm">
          <draw:text-box>
            <text:p text:style-name="P1"><text:span text:style-name="T1">lack jar list</text:span></text:p>
          </draw:text-box>
        </draw:frame>
        <draw:frame draw:style-name="gr4" draw:text-style-name="P1" draw:layer="layout" svg:width="1.891cm" svg:height="0.603cm" svg:x="7.149cm" svg:y="5.5cm">
          <draw:text-box>
            <text:p text:style-name="P1"><text:span text:style-name="T1">put jar file</text:span></text:p>
          </draw:text-box>
        </draw:frame>
        <draw:line draw:style-name="gr3" draw:text-style-name="P3" draw:layer="layout" svg:x1="5.2cm" svg:y1="6cm" svg:x2="10.9cm" svg:y2="6cm">
          <text:p/>
        </draw:line>
        <draw:line draw:style-name="gr3" draw:text-style-name="P3" draw:layer="layout" svg:x1="5.2cm" svg:y1="6.3cm" svg:x2="10.9cm" svg:y2="6.3cm">
          <text:p/>
        </draw:line>
        <draw:line draw:style-name="gr3" draw:text-style-name="P3" draw:layer="layout" svg:x1="5.2cm" svg:y1="6.6cm" svg:x2="10.9cm" svg:y2="6.6cm">
          <text:p/>
        </draw:line>
        <draw:line draw:style-name="gr3" draw:text-style-name="P3" draw:layer="layout" svg:x1="5.2cm" svg:y1="8.001cm" svg:x2="10.9cm" svg:y2="8.001cm">
          <text:p/>
        </draw:line>
        <draw:frame draw:style-name="gr4" draw:text-style-name="P1" draw:layer="layout" svg:width="3.05cm" svg:height="0.603cm" svg:x="6.549cm" svg:y="7.501cm">
          <draw:text-box>
            <text:p text:style-name="P1"><text:span text:style-name="T1">war file without jar</text:span></text:p>
          </draw:text-box>
        </draw:frame>
        <draw:line draw:style-name="gr3" draw:text-style-name="P3" draw:layer="layout" svg:x1="5.2cm" svg:y1="6.9cm" svg:x2="10.9cm" svg:y2="6.9cm">
          <text:p/>
        </draw:line>
        <draw:frame draw:style-name="gr4" draw:text-style-name="P1" draw:layer="layout" svg:width="2.272cm" svg:height="0.603cm" svg:x="10.9cm" svg:y="8.097cm">
          <draw:text-box>
            <text:p text:style-name="P1"><text:span text:style-name="T1">copy war file</text:span></text:p>
          </draw:text-box>
        </draw:frame>
        <draw:frame draw:style-name="gr4" draw:text-style-name="P1" draw:layer="layout" svg:width="3.241cm" svg:height="0.603cm" svg:x="10.9cm" svg:y="8.798cm">
          <draw:text-box>
            <text:p text:style-name="P1"><text:span text:style-name="T1">auto/manual re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‚l‚r ƒSƒVƒbƒN" svg:font-family="'‚l‚r ƒSƒVƒbƒN'"/>
    <style:font-face style:name="モトヤLシータ゛3等幅" svg:font-family="モトヤLシータ゛3等幅" style:font-family-generic="modern" style:font-pitch="fixed"/>
    <style:font-face style:name="ＭＳ Ｐゴシック1" svg:font-family="'ＭＳ Ｐゴシック'" style:font-adornments="標準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draw:marker draw:name="線の終点_20_1" draw:display-name="線の終点 1" svg:viewBox="0 0 1131 902" svg:d="m564 0-564 902h1131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2T13:21:42.244000000</meta:creation-date>
    <dc:date>2014-02-02T13:51:36.919000000</dc:date>
    <meta:editing-duration>PT14M44S</meta:editing-duration>
    <meta:editing-cycles>1</meta:editing-cycles>
    <meta:document-statistic meta:object-count="19"/>
    <meta:generator>LibreOffice/4.1.3.2$Windows_x86 LibreOffice_project/70feb7d99726f064edab4605a8ab840c50ec57a</meta:generator>
  </office:meta>
</office:document-meta>
</file>